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72fd" officeooo:paragraph-rsid="000d72fd"/>
    </style:style>
    <style:style style:name="P2" style:family="paragraph" style:parent-style-name="Standard">
      <style:text-properties officeooo:rsid="000f6fe2" officeooo:paragraph-rsid="000f6fe2"/>
    </style:style>
    <style:style style:name="P3" style:family="paragraph" style:parent-style-name="Standard">
      <style:text-properties officeooo:rsid="00102fc3" officeooo:paragraph-rsid="00102fc3"/>
    </style:style>
    <style:style style:name="P4" style:family="paragraph" style:parent-style-name="Standard">
      <style:text-properties officeooo:rsid="001049b8" officeooo:paragraph-rsid="001049b8"/>
    </style:style>
    <style:style style:name="P5" style:family="paragraph" style:parent-style-name="Standard">
      <style:text-properties officeooo:rsid="001340d6" officeooo:paragraph-rsid="001340d6"/>
    </style:style>
    <style:style style:name="P6" style:family="paragraph" style:parent-style-name="Standard">
      <style:paragraph-properties fo:break-before="page"/>
      <style:text-properties fo:language="en" fo:country="US" officeooo:rsid="000d72fd" officeooo:paragraph-rsid="000d72fd"/>
    </style:style>
    <style:style style:name="P7" style:family="paragraph" style:parent-style-name="Standard">
      <style:text-properties fo:language="en" fo:country="US" officeooo:rsid="000d72fd" officeooo:paragraph-rsid="000d72fd"/>
    </style:style>
    <style:style style:name="T1" style:family="text">
      <style:text-properties officeooo:rsid="001234f8"/>
    </style:style>
    <style:style style:name="T2" style:family="text">
      <style:text-properties officeooo:rsid="001340d6"/>
    </style:style>
    <style:style style:name="T3" style:family="text">
      <style:text-properties officeooo:rsid="0014a968"/>
    </style:style>
    <style:style style:name="T4" style:family="text">
      <style:text-properties officeooo:rsid="0015ba3f"/>
    </style:style>
    <style:style style:name="T5" style:family="text">
      <style:text-properties officeooo:rsid="001a83e0"/>
    </style:style>
    <style:style style:name="T6" style:family="text">
      <style:text-properties officeooo:rsid="001edb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hoy os voy a explicar que es github como crear un repositorio y los comandos básicos.</text:p>
      <text:p text:style-name="P1"/>
      <text:p text:style-name="P2">Que es git?</text:p>
      <text:p text:style-name="P2"/>
      <text:p text:style-name="P2">Git es un sistemas para controlar versiones libre y distribuido, diseñado para gestionar pequeños y grandes proyectos con rapidez y eficiencia.</text:p>
      <text:p text:style-name="P2"/>
      <text:p text:style-name="P3">Si quieres instalar git en tu ordenador te puedes ir a el anterior, pu<text:span text:style-name="T2">e</text:span>des ir a el haciendo link en el link de la descripción.</text:p>
      <text:p text:style-name="P3"/>
      <text:p text:style-name="P3">Para hacer un repositorio en git tenemos que irnos a la pagina de git, una vez <text:span text:style-name="T3">h</text:span>emos iniciado sesion nos sale esta pantalla, una vez aquí vemos que arriba a la derecha aparece una flecha con un mas, hay que <text:span text:style-name="T3">hacer ckick</text:span> encima y seleccionar crear un nuevo repositorio,</text:p>
      <text:p text:style-name="P3"/>
      <text:p text:style-name="P3">Aquí seguiremos los siguientes pasos:</text:p>
      <text:p text:style-name="P3"/>
      <text:p text:style-name="P3">1- “First” Le pondremos el nombre que queramos al repositorio en esta caso le vamos a poner ingles y le podemos poner una descripción también.</text:p>
      <text:p text:style-name="P3"/>
      <text:p text:style-name="P3">2- “Then” Después marcamos la opción De si queremos que el repositorio sea púbico “puede ver cualquier persona su contenido” o privado “solo tu puedes ver su contenido”.</text:p>
      <text:p text:style-name="P3"/>
      <text:p text:style-name="P3">4- Si quieres que al crear el repositorio se cree un fichero Readme marca esta opción.</text:p>
      <text:p text:style-name="P3"/>
      <text:p text:style-name="P3">3- “Finally ” finalmente dale al botón de crear el repositorio parque se cree</text:p>
      <text:p text:style-name="P3"/>
      <text:p text:style-name="P3"/>
      <text:p text:style-name="P4">Ya hemos creado el repositorio. Para descargarnos lo hacemos clic <text:span text:style-name="T1">en el botón que pone code y copiamos la clave ssh “antes tenemos que ha</text:span><text:span text:style-name="T4">c</text:span><text:span text:style-name="T1">er clicado en la opción ssh”.</text:span></text:p>
      <text:p text:style-name="P4"/>
      <text:p text:style-name="P5">Después nos vamos a la terminal de git y ponemos git clone y pegamos la clave ssh y se nos creara una carpeta qu<text:span text:style-name="T4">e</text:span> es el repositorio. </text:p>
      <text:p text:style-name="P2"/>
      <text:p text:style-name="P1"/>
      <text:p text:style-name="P1"/>
      <text:p text:style-name="P6">Hello, today I am going to explain what GitHub is <text:span text:style-name="T6">and</text:span> how to create a repository.</text:p>
      <text:p text:style-name="P7"/>
      <text:p text:style-name="P7">What is Git?</text:p>
      <text:p text:style-name="P7"/>
      <text:p text:style-name="P7">Git is a free and distributed system to control versions. It is made to manage small and large projects quickly and efficiently.</text:p>
      <text:p text:style-name="P7"/>
      <text:p text:style-name="P7">If you want to install Git on your computer, you can click the link in the description.</text:p>
      <text:p text:style-name="P7"/>
      <text:p text:style-name="P7">To create a repository on GitHub, go to the GitHub website. After you log in, you will see a screen. At the top right, there is a plus sign with an arrow. Click on it and choose "create a new repository."</text:p>
      <text:p text:style-name="P7"/>
      <text:p text:style-name="P7">Follow these steps:</text:p>
      <text:p text:style-name="P7"/>
      <text:p text:style-name="P7">1- **First**: Give your repository a name. In this case, we will name it "English." You can also add a description.</text:p>
      <text:p text:style-name="P7"/>
      <text:p text:style-name="P7">2- **Then**: Choose if you want the repository to be public (anyone can see it) or private (only you can see it).</text:p>
      <text:p text:style-name="P7"/>
      <text:p text:style-name="P7">3- If you want to create a Readme file, check this option.</text:p>
      <text:p text:style-name="P7"/>
      <text:p text:style-name="P7">4- **Finally**: Click the "create repository" button to create it.</text:p>
      <text:p text:style-name="P7"/>
      <text:p text:style-name="P7">Now we have created the repository. To download it, click the "Code" button and copy the SSH key (first, click the SSH option).</text:p>
      <text:p text:style-name="P7"/>
      <text:p text:style-name="P7">Then, open the Git termina<text:span text:style-name="T5">cd</text:span>l and type `git clone` and paste the SSH key. This will create a folder that is the repository.</text:p>
      <text:p text:style-name="P7"/>
      <text:p text:style-name="P7"/>
      <text:p text:style-name="P7">If you want to learn more about git you can join the channel.</text:p>
      <text:p text:style-name="P7"/>
      <text:p text:style-name="P7">By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4T18:19:27.220000000</meta:creation-date>
    <dc:date>2024-05-14T19:25:42.961000000</dc:date>
    <meta:editing-duration>PT20M47S</meta:editing-duration>
    <meta:editing-cycles>4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26" meta:word-count="487" meta:character-count="2645" meta:non-whitespace-character-count="2183"/>
  </office:meta>
</office:document-meta>
</file>